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2.7pt"/>
    </style:style>
    <style:style style:name="co2" style:family="table-column">
      <style:table-column-properties fo:break-before="auto" style:column-width="113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36.94pt" svg:height="452.92pt" svg:x="256.25pt" svg:y="5.92pt">
            <draw:object draw:notify-on-update-of-ranges="Sheet1.A1:Sheet1.A1 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PowerTriac[%]</text:p>
          </table:table-cell>
          <table:table-cell table:style-name="ce1" office:value-type="string" calcext:value-type="string">
            <text:p>Temperature[C]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170" calcext:value-type="float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11:21:45.030777168</meta:creation-date>
    <dc:date>2015-08-22T11:43:40.250224080</dc:date>
    <meta:editing-duration>PT6M45S</meta:editing-duration>
    <meta:editing-cycles>1</meta:editing-cycles>
    <meta:document-statistic meta:table-count="1" meta:cell-count="12" meta:object-count="1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051cm"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54cm" svg:height="15.979cm" xlink:href=".." xlink:type="simple" chart:class="chart:scatter" chart:style-name="ch1">
        <chart:title svg:x="12.607cm" svg:y="0.455cm" chart:style-name="ch2">
          <text:p>Output Temperature vs Power Triac</text:p>
        </chart:title>
        <chart:plot-area chart:style-name="ch3" table:cell-range-address="Sheet1.A1:Sheet1.B6" chart:data-source-has-labels="both" svg:x="1.494cm" svg:y="1.51cm" svg:width="30.72cm" svg:height="13.099cm">
          <chartooo:coordinate-region svg:x="2.38cm" svg:y="1.71cm" svg:width="29.197cm" svg:height="12.252cm"/>
          <chart:axis chart:dimension="x" chart:name="primary-x" chart:style-name="ch4" chartooo:axis-type="auto">
            <chart:title svg:x="16.029cm" svg:y="14.928cm" chart:style-name="ch5">
              <text:p>Power[%]</text:p>
            </chart:title>
            <chart:categories table:cell-range-address="Sheet1.A2:Sheet1.A6"/>
          </chart:axis>
          <chart:axis chart:dimension="y" chart:name="primary-y" chart:style-name="ch6">
            <chart:title svg:x="0.273cm" svg:y="9.373cm" chart:style-name="ch7">
              <text:p>Temperature[C]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scatter">
            <chart:domain table:cell-range-address="Sheet1.A2:Sheet1.A6"/>
            <chart:regression-curve chart:style-name="ch10">
              <chart:equation chart:display-equation="true" chart:display-r-square="true" svg:x="3.757cm" svg:y="4.606cm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[C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6</svg:desc>
                </draw:g>
              </table:table-cell>
              <table:table-cell office:value-type="float" office:value="25">
                <text:p>25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